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8000002EC80E1994B42CB3480.png" manifest:media-type="image/png"/>
  <manifest:file-entry manifest:full-path="Pictures/100002010000045E000002CC9EA678C3931BF8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5.03cm" svg:height="19.793cm" draw:z-index="0"><draw:image xlink:href="Pictures/1000020100000238000002EC80E1994B42CB34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width="17.59cm" svg:height="11.264cm" draw:z-index="1"><draw:image xlink:href="Pictures/100002010000045E000002CC9EA678C3931BF8D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6T11:00:59.083000000</meta:creation-date>
    <dc:date>2023-06-06T11:05:11.117000000</dc:date>
    <meta:editing-duration>PT4M19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2.0.3$Windows_X86_64 LibreOffice_project/98c6a8a1c6c7b144ce3cc729e34964b47ce25d62</meta:generator>
  </office:meta>
</office:document-meta>
</file>